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C059" svg:font-family="C059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1f37c" officeooo:paragraph-rsid="0011f37c" style:font-weight-asian="normal" style:font-weight-complex="normal"/>
    </style:style>
    <style:style style:name="P2" style:family="paragraph" style:parent-style-name="Standard">
      <style:text-properties officeooo:paragraph-rsid="0011f37c"/>
    </style:style>
    <style:style style:name="P3" style:family="paragraph" style:parent-style-name="Standard">
      <style:text-properties style:font-name="Liberation Serif" fo:font-weight="bold" officeooo:rsid="0011f37c" officeooo:paragraph-rsid="0011f37c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126eec" officeooo:paragraph-rsid="00126eec" style:font-weight-asian="bold" style:font-weight-complex="bold"/>
    </style:style>
    <style:style style:name="P5" style:family="paragraph" style:parent-style-name="Standard">
      <style:text-properties style:font-name="Liberation Serif" fo:font-weight="normal" officeooo:rsid="001c317a" officeooo:paragraph-rsid="001c317a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11f37c" officeooo:paragraph-rsid="0011f37c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14fd32" officeooo:paragraph-rsid="0014fd32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14fd32" officeooo:paragraph-rsid="001c317a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14fd32" officeooo:paragraph-rsid="00150147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13d676" officeooo:paragraph-rsid="0013d676" style:font-weight-asian="normal" style:font-weight-complex="normal"/>
    </style:style>
    <style:style style:name="P11" style:family="paragraph" style:parent-style-name="Standard">
      <style:text-properties style:font-name="Liberation Serif" officeooo:rsid="001a66d4" officeooo:paragraph-rsid="001a66d4"/>
    </style:style>
    <style:style style:name="P12" style:family="paragraph" style:parent-style-name="Standard">
      <style:text-properties officeooo:paragraph-rsid="0011f37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f37c" style:font-weight-asian="normal" style:font-weight-complex="normal"/>
    </style:style>
    <style:style style:name="T3" style:family="text">
      <style:text-properties fo:font-weight="normal" officeooo:rsid="00126eec" style:font-weight-asian="normal" style:font-weight-complex="normal"/>
    </style:style>
    <style:style style:name="T4" style:family="text">
      <style:text-properties fo:font-weight="normal" officeooo:rsid="0017e185" style:font-weight-asian="normal" style:font-weight-complex="normal"/>
    </style:style>
    <style:style style:name="T5" style:family="text">
      <style:text-properties fo:font-weight="normal" officeooo:rsid="001d23c6" style:font-weight-asian="normal" style:font-weight-complex="normal"/>
    </style:style>
    <style:style style:name="T6" style:family="text">
      <style:text-properties fo:color="#000080" fo:language="zxx" fo:country="none" style:text-underline-style="solid" style:text-underline-width="auto" style:text-underline-color="font-color" fo:font-weight="normal" officeooo:rsid="0011f37c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color="#000080" style:font-name="Ubuntu Mono" fo:language="zxx" fo:country="none" style:text-underline-style="solid" style:text-underline-width="auto" style:text-underline-color="font-color" fo:font-weight="normal" officeooo:rsid="0011f37c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color="#000080" style:font-name="C059" fo:language="zxx" fo:country="none" style:text-underline-style="solid" style:text-underline-width="auto" style:text-underline-color="font-color" fo:font-weight="normal" officeooo:rsid="0011f37c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color="#000080" style:font-name="Likhan" fo:language="zxx" fo:country="none" style:text-underline-style="solid" style:text-underline-width="auto" style:text-underline-color="font-color" fo:font-weight="normal" officeooo:rsid="0011f37c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color="#000080" style:font-name="Liberation Mono" fo:language="zxx" fo:country="none" style:text-underline-style="solid" style:text-underline-width="auto" style:text-underline-color="font-color" fo:font-weight="normal" officeooo:rsid="0011f37c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color="#000080" style:font-name="Liberation Sans Narrow" fo:language="zxx" fo:country="none" style:text-underline-style="solid" style:text-underline-width="auto" style:text-underline-color="font-color" fo:font-weight="normal" officeooo:rsid="0011f37c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color="#000080" style:font-name="Liberation Serif" fo:language="zxx" fo:country="none" style:text-underline-style="solid" style:text-underline-width="auto" style:text-underline-color="font-color" fo:font-weight="normal" officeooo:rsid="0011f37c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officeooo:rsid="00150147"/>
    </style:style>
    <style:style style:name="T14" style:family="text">
      <style:text-properties officeooo:rsid="0013d676"/>
    </style:style>
    <style:style style:name="T15" style:family="text">
      <style:text-properties officeooo:rsid="001c317a"/>
    </style:style>
    <style:style style:name="T16" style:family="text">
      <style:text-properties style:font-name="Ubuntu Mono"/>
    </style:style>
    <style:style style:name="T17" style:family="text">
      <style:text-properties style:font-name="Ubuntu Mono" fo:font-weight="normal" officeooo:rsid="0011f37c" style:font-weight-asian="normal" style:font-weight-complex="normal"/>
    </style:style>
    <style:style style:name="T18" style:family="text">
      <style:text-properties style:font-name="Ubuntu Mono" fo:font-weight="normal" officeooo:rsid="00126eec" style:font-weight-asian="normal" style:font-weight-complex="normal"/>
    </style:style>
    <style:style style:name="T19" style:family="text">
      <style:text-properties style:font-name="C059"/>
    </style:style>
    <style:style style:name="T20" style:family="text">
      <style:text-properties style:font-name="C059" fo:font-weight="normal" officeooo:rsid="0011f37c" style:font-weight-asian="normal" style:font-weight-complex="normal"/>
    </style:style>
    <style:style style:name="T21" style:family="text">
      <style:text-properties style:font-name="C059" fo:font-weight="normal" officeooo:rsid="00126eec" style:font-weight-asian="normal" style:font-weight-complex="normal"/>
    </style:style>
    <style:style style:name="T22" style:family="text">
      <style:text-properties style:font-name="Likhan"/>
    </style:style>
    <style:style style:name="T23" style:family="text">
      <style:text-properties style:font-name="Likhan" fo:font-weight="normal" officeooo:rsid="0011f37c" style:font-weight-asian="normal" style:font-weight-complex="normal"/>
    </style:style>
    <style:style style:name="T24" style:family="text">
      <style:text-properties style:font-name="Likhan" fo:font-weight="normal" officeooo:rsid="00126eec" style:font-weight-asian="normal" style:font-weight-complex="normal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fo:font-weight="normal" officeooo:rsid="0011f37c" style:font-weight-asian="normal" style:font-weight-complex="normal"/>
    </style:style>
    <style:style style:name="T27" style:family="text">
      <style:text-properties style:font-name="Liberation Mono" fo:font-weight="normal" officeooo:rsid="00126eec" style:font-weight-asian="normal" style:font-weight-complex="normal"/>
    </style:style>
    <style:style style:name="T28" style:family="text">
      <style:text-properties style:font-name="Liberation Sans Narrow"/>
    </style:style>
    <style:style style:name="T29" style:family="text">
      <style:text-properties style:font-name="Liberation Sans Narrow" fo:font-weight="normal" officeooo:rsid="0011f37c" style:font-weight-asian="normal" style:font-weight-complex="normal"/>
    </style:style>
    <style:style style:name="T30" style:family="text">
      <style:text-properties style:font-name="Liberation Sans Narrow" fo:font-weight="normal" officeooo:rsid="00126eec" style:font-weight-asian="normal" style:font-weight-complex="normal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weight="normal" officeooo:rsid="0011f37c" style:font-weight-asian="normal" style:font-weight-complex="normal"/>
    </style:style>
    <style:style style:name="T33" style:family="text">
      <style:text-properties style:font-name="Liberation Serif" fo:font-weight="normal" officeooo:rsid="00126eec" style:font-weight-asian="normal" style:font-weight-complex="normal"/>
    </style:style>
    <style:style style:name="T34" style:family="text">
      <style:text-properties style:font-name="Liberation Serif" fo:font-weight="normal" officeooo:rsid="001d23c6" style:font-weight-asian="normal" style:font-weight-complex="normal"/>
    </style:style>
    <style:style style:name="T35" style:family="text">
      <style:text-properties style:font-name="Liberation Serif" officeooo:rsid="001d0768"/>
    </style:style>
    <style:style style:name="T36" style:family="text">
      <style:text-properties style:font-name="Liberation Serif" officeooo:rsid="001d23c6"/>
    </style:style>
    <style:style style:name="T37" style:family="text">
      <style:text-properties style:font-name="Liberation Serif" style:text-underline-style="none" fo:font-weight="normal" officeooo:rsid="0011f37c" style:font-weight-asian="normal" style:font-weight-complex="normal"/>
    </style:style>
    <style:style style:name="T38" style:family="text">
      <style:text-properties style:font-name="Liberation Serif" style:text-underline-style="none" fo:font-weight="normal" officeooo:rsid="001d23c6" style:font-weight-asian="normal" style:font-weight-complex="normal"/>
    </style:style>
    <style:style style:name="T39" style:family="text">
      <style:text-properties style:font-name="Liberation Serif" style:text-underline-style="solid" style:text-underline-width="auto" style:text-underline-color="font-color" fo:font-weight="normal" officeooo:rsid="0011f37c" style:font-weight-asian="normal" style:font-weight-complex="normal"/>
    </style:style>
    <style:style style:name="T40" style:family="text">
      <style:text-properties style:font-name="Liberation Serif" style:text-underline-style="solid" style:text-underline-width="auto" style:text-underline-color="font-color" fo:font-weight="normal" officeooo:rsid="001d23c6" style:font-weight-asian="normal" style:font-weight-complex="normal"/>
    </style:style>
    <style:style style:name="T41" style:family="text">
      <style:text-properties officeooo:rsid="001d23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sé Aglailson Santiago Martins – 416735</text:p>
      <text:p text:style-name="P3">Atividade – 7</text:p>
      <text:p text:style-name="P3"/>
      <text:p text:style-name="P3">Questão – 1:</text:p>
      <text:p text:style-name="P5"/>
      <text:p text:style-name="P5">use redesocial</text:p>
      <text:p text:style-name="P3"/>
      <text:p text:style-name="P1"><text:span text:style-name="T31">db.usuarios.insert({nome: </text:span><text:span text:style-name="T35">'</text:span><text:span text:style-name="T31">pedro</text:span><text:span text:style-name="T35">'</text:span><text:span text:style-name="T31">, emaiil:</text:span><text:span text:style-name="T36">'</text:span><text:a xlink:type="simple" xlink:href="mailto:pedro@alu.ufc.br" text:style-name="Internet_20_link" text:visited-style-name="Visited_20_Internet_20_Link"><text:span text:style-name="T31">pedro@alu.ufc.br</text:span></text:a><text:span text:style-name="T36">'</text:span><text:span text:style-name="T31">, senha: </text:span><text:span text:style-name="T36">'</text:span><text:span text:style-name="T31">12345</text:span><text:span text:style-name="T36">'</text:span><text:span text:style-name="T31">, idade:26})</text:span></text:p>
      <text:p text:style-name="P2"><text:span text:style-name="T32">db.usuarios.insert({nome: alice</text:span><text:span text:style-name="T34">'</text:span><text:span text:style-name="T32">, emaiil:</text:span><text:span text:style-name="T34">'</text:span><text:span text:style-name="T12">alice</text:span><text:a xlink:type="simple" xlink:href="mailto:pedro@alu.ufc.br" text:style-name="Internet_20_link" text:visited-style-name="Visited_20_Internet_20_Link"><text:span text:style-name="T32">@alu.ufc.br</text:span></text:a><text:span text:style-name="T34">'</text:span><text:span text:style-name="T32">, senha: '</text:span><text:span text:style-name="T34">1</text:span><text:span text:style-name="T32">2345</text:span><text:span text:style-name="T34">'</text:span><text:span text:style-name="T32">, idade:2</text:span><text:span text:style-name="T33">7</text:span><text:span text:style-name="T32">})</text:span></text:p>
      <text:p text:style-name="P2"><text:span text:style-name="T32">db.usuarios.insert({nome: </text:span><text:span text:style-name="T34">'</text:span><text:span text:style-name="T32">maria</text:span><text:span text:style-name="T34">'</text:span><text:span text:style-name="T32">, emaiil:</text:span><text:span text:style-name="T34">'</text:span><text:span text:style-name="T12">maria</text:span><text:a xlink:type="simple" xlink:href="mailto:pedro@alu.ufc.br" text:style-name="Internet_20_link" text:visited-style-name="Visited_20_Internet_20_Link"><text:span text:style-name="T32">@alu.ufc.br</text:span></text:a><text:span text:style-name="T34">'</text:span><text:span text:style-name="T32">, senha: </text:span><text:span text:style-name="T34">'</text:span><text:span text:style-name="T32">12345</text:span><text:span text:style-name="T34">'</text:span><text:span text:style-name="T32">, idade:23})</text:span></text:p>
      <text:p text:style-name="P2"><text:span text:style-name="T32">db.usuarios.insert({nome: </text:span><text:span text:style-name="T34">'</text:span><text:span text:style-name="T32">joao</text:span><text:span text:style-name="T34">'</text:span><text:span text:style-name="T32">, emaiil:</text:span><text:span text:style-name="T34">'</text:span><text:span text:style-name="T12">joao</text:span><text:a xlink:type="simple" xlink:href="mailto:pedro@alu.ufc.br" text:style-name="Internet_20_link" text:visited-style-name="Visited_20_Internet_20_Link"><text:span text:style-name="T39">@alu.ufc.br</text:span></text:a><text:span text:style-name="T40">'</text:span><text:span text:style-name="T32">, senha: </text:span><text:span text:style-name="T34">'</text:span><text:span text:style-name="T32">12345</text:span><text:span text:style-name="T34">'</text:span><text:span text:style-name="T32">, idade:25})</text:span></text:p>
      <text:p text:style-name="P6"/>
      <text:p text:style-name="P4">Questão – 2:</text:p>
      <text:p text:style-name="P4">2.1</text:p>
      <text:p text:style-name="P7">db.usuarios.fin<text:span text:style-name="T15">d</text:span>({idade: {$gt: 25}})</text:p>
      <text:p text:style-name="P4"/>
      <text:p text:style-name="P4">2.2</text:p>
      <text:p text:style-name="P10">db.usuarios.find({nome: <text:span text:style-name="T41">'</text:span>joao<text:span text:style-name="T41">'</text:span>})</text:p>
      <text:p text:style-name="P4"/>
      <text:p text:style-name="P4">2.3</text:p>
      <text:p text:style-name="P8">db.usuarios.find({$and:[{nome:<text:span text:style-name="T41">'</text:span><text:span text:style-name="T14">joao</text:span><text:span text:style-name="T41">'</text:span>},{idade:25}]})</text:p>
      <text:p text:style-name="P4"/>
      <text:p text:style-name="P4">2.4</text:p>
      <text:p text:style-name="P9">db.usuarios.find({$and:[{idade: <text:span text:style-name="T13">{$gt: </text:span>2<text:span text:style-name="T13">6}</text:span>}, {nome: <text:span text:style-name="T13">{$ne: </text:span><text:span text:style-name="T41">'</text:span>joao<text:span text:style-name="T41">'</text:span><text:span text:style-name="T13">}</text:span>}]})</text:p>
      <text:p text:style-name="P4"/>
      <text:p text:style-name="P4">2.5</text:p>
      <text:p text:style-name="P11"><text:span text:style-name="T4">d</text:span><text:span text:style-name="T1">b.usuarios.find({$or:[{nome: </text:span><text:span text:style-name="T5">'</text:span><text:span text:style-name="T1">joao</text:span><text:span text:style-name="T5">'</text:span><text:span text:style-name="T1">}, {$and:[{idade: {$gt:25}}, {nome:</text:span><text:span text:style-name="T5">'</text:span><text:span text:style-name="T1">pedro</text:span><text:span text:style-name="T5">'</text:span><text:span text:style-name="T1">}]}]})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C059" svg:font-family="C059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0:59:51.217200974</meta:creation-date>
    <dc:date>2020-09-15T11:26:19.800742786</dc:date>
    <meta:editing-duration>PT17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19" meta:word-count="59" meta:character-count="726" meta:non-whitespace-character-count="682"/>
  </office:meta>
</office:document-meta>
</file>